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7cm"/>
    </style:style>
    <style:style style:name="gr2" style:family="graphic" style:parent-style-name="objectwithoutfill">
      <style:graphic-properties svg:stroke-width="0.106cm" draw:marker-start-width="0.358cm" draw:marker-end="Small_20_Arrow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71cm" draw:marker-start-width="0.306cm" draw:marker-end-width="0.306cm" draw:fill="none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78cm"/>
    </style:style>
    <style:style style:name="gr9" style:family="graphic" style:parent-style-name="standard">
      <style:graphic-properties draw:fill="none" draw:textarea-vertical-align="middle" draw:auto-grow-height="false" fo:min-height="4.3cm" fo:min-width="0cm"/>
    </style:style>
    <style:style style:name="gr10" style:family="graphic" style:parent-style-name="standard">
      <style:graphic-properties draw:fill="none" draw:textarea-vertical-align="middle" draw:auto-grow-height="false" fo:min-height="5.344cm" fo:min-width="0cm"/>
    </style:style>
    <style:style style:name="gr11" style:family="graphic" style:parent-style-name="standard">
      <style:graphic-properties draw:fill="none" draw:textarea-vertical-align="middle" draw:auto-grow-height="false" fo:min-height="10.841cm" fo:min-width="0.0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</style:style>
    <style:style style:name="gr1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4" style:family="graphic" style:parent-style-name="standard">
      <style:graphic-properties draw:fill="none" draw:textarea-vertical-align="middle" draw:auto-grow-height="false" fo:min-height="4.39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592cm"/>
    </style:style>
    <style:style style:name="gr17" style:family="graphic" style:parent-style-name="standard">
      <style:graphic-properties draw:fill="none" draw:textarea-vertical-align="middle" draw:auto-grow-height="false" fo:min-height="3.825cm" fo:min-width="0cm"/>
    </style:style>
    <style:style style:name="gr18" style:family="graphic" style:parent-style-name="standard">
      <style:graphic-properties draw:fill="none" draw:textarea-vertical-align="middle" draw:auto-grow-height="false" fo:min-height="9.32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48cm"/>
    </style:style>
    <style:style style:name="gr2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949cm" fo:min-width="0cm"/>
    </style:style>
    <style:style style:name="gr21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22" style:family="graphic" style:parent-style-name="standard">
      <style:graphic-properties draw:fill="none" draw:textarea-vertical-align="middle" draw:auto-grow-height="false" fo:min-height="5.248cm" fo:min-width="0cm"/>
    </style:style>
    <style:style style:name="gr2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objectwithoutfill">
      <style:graphic-properties draw:stroke="dash" draw:stroke-dash="Dashed_20__28_var_29_" svg:stroke-width="0.071cm" svg:stroke-color="#000000" draw:marker-start-width="0.306cm" draw:marker-end-width="0.306cm" draw:fill="none" draw:textarea-vertical-align="middle" fo:padding-top="0.16cm" fo:padding-bottom="0.16cm" fo:padding-left="0.285cm" fo:padding-right="0.28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29cm"/>
    </style:style>
    <style:style style:name="gr26" style:family="graphic" style:parent-style-name="standard">
      <style:graphic-properties draw:fill="none" draw:textarea-vertical-align="middle" draw:auto-grow-height="false" fo:min-height="10.679cm" fo:min-width="0cm"/>
    </style:style>
    <style:style style:name="P1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55308d" fo:font-weight="bold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5pt" style:font-size-complex="15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55308d" fo:font-weight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55308d" fo:font-weight="bold" style:font-weight-asian="bold" style:font-weight-complex="bold"/>
    </style:style>
    <style:style style:name="T5" style:family="text">
      <style:text-properties fo:font-size="12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47cm" svg:height="0.962cm" svg:x="2.395cm" svg:y="10.846cm">
          <draw:text-box>
            <text:p><text:span text:style-name="T1">Rule </text:span><text:span text:style-name="T1">Invocation:</text:span></text:p>
          </draw:text-box>
        </draw:frame>
        <draw:line draw:style-name="gr2" draw:text-style-name="P2" draw:layer="layout" svg:x1="6.101cm" svg:y1="13.646cm" svg:x2="23.801cm" svg:y2="13.646cm">
          <text:p/>
        </draw:line>
        <draw:line draw:style-name="gr3" draw:text-style-name="P2" draw:layer="layout" svg:x1="9.601cm" svg:y1="13.046cm" svg:x2="9.601cm" svg:y2="14.346cm">
          <text:p/>
        </draw:line>
        <draw:line draw:style-name="gr3" draw:text-style-name="P2" draw:layer="layout" svg:x1="14.501cm" svg:y1="13.046cm" svg:x2="14.501cm" svg:y2="14.346cm">
          <text:p/>
        </draw:line>
        <draw:line draw:style-name="gr3" draw:text-style-name="P2" draw:layer="layout" svg:x1="15.001cm" svg:y1="13.046cm" svg:x2="15.001cm" svg:y2="14.346cm">
          <text:p/>
        </draw:line>
        <draw:line draw:style-name="gr3" draw:text-style-name="P2" draw:layer="layout" svg:x1="19.801cm" svg:y1="13.046cm" svg:x2="19.801cm" svg:y2="14.346cm">
          <text:p/>
        </draw:line>
        <draw:line draw:style-name="gr3" draw:text-style-name="P2" draw:layer="layout" svg:x1="20.301cm" svg:y1="13.046cm" svg:x2="20.301cm" svg:y2="14.346cm">
          <text:p/>
        </draw:line>
        <draw:frame draw:style-name="gr4" draw:text-style-name="P3" draw:layer="layout" svg:width="1.886cm" svg:height="0.962cm" svg:x="22.415cm" svg:y="12.484cm">
          <draw:text-box>
            <text:p>Time</text:p>
          </draw:text-box>
        </draw:frame>
        <draw:frame draw:style-name="gr5" draw:text-style-name="P3" draw:layer="layout" svg:width="1.103cm" svg:height="0.962cm" svg:x="8.101cm" svg:y="14.246cm">
          <draw:text-box>
            <text:p>BI</text:p>
          </draw:text-box>
        </draw:frame>
        <draw:frame draw:style-name="gr5" draw:text-style-name="P3" draw:layer="layout" svg:width="1.349cm" svg:height="0.962cm" svg:x="13.801cm" svg:y="14.246cm">
          <draw:text-box>
            <text:p>AS</text:p>
          </draw:text-box>
        </draw:frame>
        <draw:frame draw:style-name="gr6" draw:text-style-name="P3" draw:layer="layout" svg:width="1.349cm" svg:height="0.962cm" svg:x="19.801cm" svg:y="14.246cm">
          <draw:text-box>
            <text:p>AE</text:p>
          </draw:text-box>
        </draw:frame>
        <draw:frame draw:style-name="gr5" draw:text-style-name="P4" draw:layer="layout" svg:width="0.959cm" svg:height="0.962cm" svg:x="16.842cm" svg:y="15.446cm">
          <draw:text-box>
            <text:p><text:span text:style-name="T2">D</text:span></text:p>
          </draw:text-box>
        </draw:frame>
        <draw:frame draw:style-name="gr7" draw:text-style-name="P5" draw:layer="layout" svg:width="3.622cm" svg:height="0.725cm" svg:x="15.679cm" svg:y="13.021cm">
          <draw:text-box>
            <text:p><text:span text:style-name="T3">Acti</text:span><text:span text:style-name="T3">on </text:span><text:span text:style-name="T3">exe</text:span><text:span text:style-name="T3">cuti</text:span><text:span text:style-name="T3">on</text:span></text:p>
          </draw:text-box>
        </draw:frame>
        <draw:frame draw:style-name="gr8" draw:text-style-name="P5" draw:layer="layout" svg:width="4.278cm" svg:height="1.673cm" svg:x="10.001cm" svg:y="11.973cm">
          <draw:text-box>
            <text:p><text:span text:style-name="T3">Trig</text:span><text:span text:style-name="T3">ger </text:span><text:span text:style-name="T3">fire</text:span></text:p>
            <text:p><text:span text:style-name="T3">requ</text:span><text:span text:style-name="T3">est </text:span><text:span text:style-name="T3">proc</text:span><text:span text:style-name="T3">essi</text:span><text:span text:style-name="T3">ng,</text:span></text:p>
            <text:p><text:span text:style-name="T3">prev</text:span><text:span text:style-name="T3">ious </text:span><text:span text:style-name="T3">rule</text:span><text:span text:style-name="T3">s</text:span></text:p>
          </draw:text-box>
        </draw:frame>
        <draw:custom-shape draw:style-name="gr9" draw:text-style-name="P2" draw:layer="layout" svg:width="1.15cm" svg:height="4.8cm" draw:transform="rotate (1.5709708597201) translate (15.001cm 15.546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2" draw:layer="layout" svg:width="1.15cm" svg:height="5.9cm" draw:transform="rotate (1.5709708597201) translate (8.601cm 17.446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1.944cm" svg:height="0.962cm" svg:x="10.557cm" svg:y="17.246cm">
          <draw:text-box>
            <text:p><text:span text:style-name="T2">O</text:span><text:span text:style-name="T2">E</text:span><text:span text:style-name="T2">A</text:span></text:p>
          </draw:text-box>
        </draw:frame>
        <draw:custom-shape draw:style-name="gr11" draw:text-style-name="P2" draw:layer="layout" svg:width="1.4cm" svg:height="11.701cm" draw:transform="rotate (1.5709708597201) translate (8.601cm 19.146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4.418cm" svg:height="0.962cm" svg:x="12.901cm" svg:y="19.084cm">
          <draw:text-box>
            <text:p><text:span text:style-name="T4">O</text:span><text:span text:style-name="T4">E</text:span><text:span text:style-name="T4">R</text:span> (excl. <text:span text:style-name="T4">D</text:span>)</text:p>
          </draw:text-box>
        </draw:frame>
        <draw:line draw:style-name="gr13" draw:text-style-name="P2" draw:layer="layout" svg:x1="20.301cm" svg:y1="17.646cm" svg:x2="20.301cm" svg:y2="15.446cm">
          <text:p/>
        </draw:line>
        <draw:line draw:style-name="gr13" draw:text-style-name="P2" draw:layer="layout" svg:x1="8.601cm" svg:y1="17.646cm" svg:x2="8.601cm" svg:y2="15.046cm">
          <text:p/>
        </draw:line>
        <draw:line draw:style-name="gr3" draw:text-style-name="P2" draw:layer="layout" svg:x1="8.601cm" svg:y1="13.046cm" svg:x2="8.601cm" svg:y2="14.346cm">
          <text:p/>
        </draw:line>
        <draw:frame draw:style-name="gr5" draw:text-style-name="P3" draw:layer="layout" svg:width="1.399cm" svg:height="0.962cm" svg:x="9.002cm" svg:y="14.246cm">
          <draw:text-box>
            <text:p>TS</text:p>
          </draw:text-box>
        </draw:frame>
        <draw:custom-shape draw:style-name="gr14" draw:text-style-name="P2" draw:layer="layout" svg:width="0.7cm" svg:height="4.901cm" draw:transform="rotate (1.5709708597201) translate (9.601cm 15.846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3" draw:text-style-name="P2" draw:layer="layout" svg:x1="14.501cm" svg:y1="16.346cm" svg:x2="14.501cm" svg:y2="15.046cm">
          <text:p/>
        </draw:line>
        <draw:frame draw:style-name="gr5" draw:text-style-name="P4" draw:layer="layout" svg:width="1.3cm" svg:height="0.962cm" svg:x="11.401cm" svg:y="15.684cm">
          <draw:text-box>
            <text:p><text:span text:style-name="T2">T</text:span><text:span text:style-name="T2">A</text:span></text:p>
          </draw:text-box>
        </draw:frame>
        <draw:line draw:style-name="gr2" draw:text-style-name="P2" draw:layer="layout" svg:x1="7.071cm" svg:y1="3.294cm" svg:x2="22.671cm" svg:y2="3.294cm">
          <text:p/>
        </draw:line>
        <draw:line draw:style-name="gr3" draw:text-style-name="P2" draw:layer="layout" svg:x1="9.171cm" svg:y1="2.694cm" svg:x2="9.171cm" svg:y2="3.994cm">
          <text:p/>
        </draw:line>
        <draw:line draw:style-name="gr3" draw:text-style-name="P2" draw:layer="layout" svg:x1="13.371cm" svg:y1="2.694cm" svg:x2="13.371cm" svg:y2="3.994cm">
          <text:p/>
        </draw:line>
        <draw:line draw:style-name="gr3" draw:text-style-name="P2" draw:layer="layout" svg:x1="13.871cm" svg:y1="2.694cm" svg:x2="13.871cm" svg:y2="3.994cm">
          <text:p/>
        </draw:line>
        <draw:line draw:style-name="gr3" draw:text-style-name="P2" draw:layer="layout" svg:x1="18.671cm" svg:y1="2.694cm" svg:x2="18.671cm" svg:y2="3.994cm">
          <text:p/>
        </draw:line>
        <draw:line draw:style-name="gr3" draw:text-style-name="P2" draw:layer="layout" svg:x1="19.171cm" svg:y1="2.694cm" svg:x2="19.171cm" svg:y2="3.994cm">
          <text:p/>
        </draw:line>
        <draw:frame draw:style-name="gr15" draw:text-style-name="P3" draw:layer="layout" svg:width="1.886cm" svg:height="1cm" svg:x="21.271cm" svg:y="2.194cm">
          <draw:text-box>
            <text:p>Time</text:p>
          </draw:text-box>
        </draw:frame>
        <draw:frame draw:style-name="gr5" draw:text-style-name="P3" draw:layer="layout" svg:width="1.103cm" svg:height="0.962cm" svg:x="8.671cm" svg:y="3.894cm">
          <draw:text-box>
            <text:p>BI</text:p>
          </draw:text-box>
        </draw:frame>
        <draw:frame draw:style-name="gr5" draw:text-style-name="P3" draw:layer="layout" svg:width="1.349cm" svg:height="0.962cm" svg:x="12.671cm" svg:y="3.894cm">
          <draw:text-box>
            <text:p>AS</text:p>
          </draw:text-box>
        </draw:frame>
        <draw:frame draw:style-name="gr6" draw:text-style-name="P3" draw:layer="layout" svg:width="1.349cm" svg:height="0.962cm" svg:x="18.5cm" svg:y="3.9cm">
          <draw:text-box>
            <text:p>AE</text:p>
          </draw:text-box>
        </draw:frame>
        <draw:frame draw:style-name="gr5" draw:text-style-name="P4" draw:layer="layout" svg:width="0.959cm" svg:height="0.962cm" svg:x="15.712cm" svg:y="5.094cm">
          <draw:text-box>
            <text:p><text:span text:style-name="T2">D</text:span></text:p>
          </draw:text-box>
        </draw:frame>
        <draw:frame draw:style-name="gr7" draw:text-style-name="P5" draw:layer="layout" svg:width="3.622cm" svg:height="0.725cm" svg:x="14.549cm" svg:y="2.269cm">
          <draw:text-box>
            <text:p><text:span text:style-name="T3">Acti</text:span><text:span text:style-name="T3">on </text:span><text:span text:style-name="T3">exe</text:span><text:span text:style-name="T3">cuti</text:span><text:span text:style-name="T3">on</text:span></text:p>
          </draw:text-box>
        </draw:frame>
        <draw:frame draw:style-name="gr16" draw:text-style-name="P5" draw:layer="layout" svg:width="4.092cm" svg:height="1.199cm" svg:x="9.371cm" svg:y="1.995cm">
          <draw:text-box>
            <text:p><text:span text:style-name="T3">Acti</text:span><text:span text:style-name="T3">on </text:span><text:span text:style-name="T3">inv</text:span><text:span text:style-name="T3">oca</text:span><text:span text:style-name="T3">tion </text:span></text:p>
            <text:p><text:span text:style-name="T3">req</text:span><text:span text:style-name="T3">ues</text:span><text:span text:style-name="T3">t </text:span><text:span text:style-name="T3">pro</text:span><text:span text:style-name="T3">ces</text:span><text:span text:style-name="T3">sin</text:span><text:span text:style-name="T3">g</text:span></text:p>
          </draw:text-box>
        </draw:frame>
        <draw:custom-shape draw:style-name="gr9" draw:text-style-name="P2" draw:layer="layout" svg:width="1.15cm" svg:height="4.8cm" draw:transform="rotate (1.5709708597201) translate (13.871cm 5.194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2" draw:layer="layout" svg:width="1.15cm" svg:height="4.299cm" draw:transform="rotate (1.5709708597201) translate (9.072cm 6.694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1.944cm" svg:height="0.962cm" svg:x="10.227cm" svg:y="6.494cm">
          <draw:text-box>
            <text:p><text:span text:style-name="T2">O</text:span><text:span text:style-name="T2">E</text:span><text:span text:style-name="T2">A</text:span></text:p>
          </draw:text-box>
        </draw:frame>
        <draw:custom-shape draw:style-name="gr18" draw:text-style-name="P2" draw:layer="layout" svg:width="1.15cm" svg:height="10.101cm" draw:transform="rotate (1.5709708597201) translate (9.071cm 8.594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4.418cm" svg:height="0.962cm" svg:x="11.771cm" svg:y="8.332cm">
          <draw:text-box>
            <text:p><text:span text:style-name="T4">O</text:span><text:span text:style-name="T4">E</text:span><text:span text:style-name="T4">R</text:span> (excl. <text:span text:style-name="T4">D</text:span>)</text:p>
          </draw:text-box>
        </draw:frame>
        <draw:line draw:style-name="gr13" draw:text-style-name="P2" draw:layer="layout" svg:x1="19.171cm" svg:y1="7.294cm" svg:x2="19.171cm" svg:y2="5.094cm">
          <text:p/>
        </draw:line>
        <draw:line draw:style-name="gr13" draw:text-style-name="P2" draw:layer="layout" svg:x1="9.1cm" svg:y1="8.8cm" svg:x2="9.071cm" svg:y2="5.094cm">
          <text:p/>
        </draw:line>
        <draw:frame draw:style-name="gr19" draw:text-style-name="P1" draw:layer="layout" svg:width="6.048cm" svg:height="0.962cm" svg:x="2.395cm" svg:y="0.884cm">
          <draw:text-box>
            <text:p><text:span text:style-name="T1">A</text:span><text:span text:style-name="T1">ct</text:span><text:span text:style-name="T1">io</text:span><text:span text:style-name="T1">n </text:span><text:span text:style-name="T1">In</text:span><text:span text:style-name="T1">v</text:span><text:span text:style-name="T1">o</text:span><text:span text:style-name="T1">ca</text:span><text:span text:style-name="T1">ti</text:span><text:span text:style-name="T1">o</text:span><text:span text:style-name="T1">n:</text:span></text:p>
          </draw:text-box>
        </draw:frame>
        <draw:frame draw:style-name="gr20" draw:text-style-name="P6" xml:id="id1" draw:id="id1" draw:layer="layout" svg:width="4.5cm" svg:height="1.199cm" svg:x="1.501cm" svg:y="14.646cm">
          <draw:text-box>
            <text:p><text:span text:style-name="T5">Trigger fire request reception and routing</text:span></text:p>
          </draw:text-box>
        </draw:frame>
        <draw:connector draw:style-name="gr21" draw:text-style-name="P2" draw:layer="layout" draw:type="curve" draw:line-skew="-0.969cm" svg:x1="3.751cm" svg:y1="14.646cm" svg:x2="9.184cm" svg:y2="13.472cm" draw:start-shape="id1" draw:start-glue-point="0" svg:d="M3751 14646c0-2709 5433-2122 5433-1174" svg:viewBox="0 0 5434 1968">
          <text:p/>
        </draw:connector>
        <draw:custom-shape draw:style-name="gr22" draw:text-style-name="P2" draw:layer="layout" svg:width="1.15cm" svg:height="5.8cm" draw:transform="rotate (1.5709708597201) translate (13.401cm 6.694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3" draw:text-style-name="P2" draw:layer="layout" svg:x1="13.401cm" svg:y1="6.446cm" svg:x2="13.401cm" svg:y2="5.146cm">
          <text:p/>
        </draw:line>
        <draw:frame draw:style-name="gr5" draw:text-style-name="P4" draw:layer="layout" svg:width="1.488cm" svg:height="0.962cm" svg:x="15.513cm" svg:y="6.546cm">
          <draw:text-box>
            <text:p><text:span text:style-name="T2">AD</text:span></text:p>
          </draw:text-box>
        </draw:frame>
        <draw:custom-shape draw:style-name="gr22" draw:text-style-name="P2" draw:layer="layout" svg:width="1.15cm" svg:height="5.8cm" draw:transform="rotate (1.5709708597201) translate (14.502cm 17.393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1.488cm" svg:height="0.962cm" svg:x="16.614cm" svg:y="17.245cm">
          <draw:text-box>
            <text:p><text:span text:style-name="T2">AD</text:span></text:p>
          </draw:text-box>
        </draw:frame>
        <draw:frame draw:style-name="gr23" draw:text-style-name="P5" xml:id="id2" draw:id="id2" draw:layer="layout" svg:width="5.726cm" svg:height="1.673cm" svg:x="22.4cm" svg:y="8.2cm">
          <draw:text-box>
            <text:p><text:span text:style-name="T3">Transfer control to and from the action code in the container</text:span></text:p>
          </draw:text-box>
        </draw:frame>
        <draw:connector draw:style-name="gr21" draw:text-style-name="P2" draw:layer="layout" draw:type="curve" draw:line-skew="-3.256cm" svg:x1="25.263cm" svg:y1="8.2cm" svg:x2="13.62cm" svg:y2="2.899cm" draw:start-shape="id2" draw:start-glue-point="0" svg:d="M25263 8200c0-9235-11643-6585-11643-5301" svg:viewBox="0 0 11644 6663">
          <text:p/>
        </draw:connector>
        <draw:connector draw:style-name="gr21" draw:text-style-name="P2" draw:layer="layout" draw:type="curve" draw:line-skew="-3.424cm" svg:x1="25.263cm" svg:y1="8.2cm" svg:x2="18.908cm" svg:y2="2.966cm" draw:start-shape="id2" draw:start-glue-point="0" svg:d="M25263 8200c0-9436-6355-6819-6355-5234" svg:viewBox="0 0 6356 6812">
          <text:p/>
        </draw:connector>
        <draw:connector draw:style-name="gr21" draw:text-style-name="P2" draw:layer="layout" draw:type="curve" svg:x1="25.263cm" svg:y1="9.873cm" svg:x2="14.748cm" svg:y2="13.298cm" draw:start-shape="id2" draw:start-glue-point="2" svg:d="M25263 9873c0 2944-10515 1232-10515 3425" svg:viewBox="0 0 10516 3426">
          <text:p/>
        </draw:connector>
        <draw:connector draw:style-name="gr21" draw:text-style-name="P2" draw:layer="layout" draw:type="curve" svg:x1="25.263cm" svg:y1="9.873cm" svg:x2="20.039cm" svg:y2="13.252cm" draw:start-shape="id2" draw:start-glue-point="2" svg:d="M25263 9873c0 2910-5224 1221-5224 3379" svg:viewBox="0 0 5225 3380">
          <text:p/>
        </draw:connector>
        <draw:line draw:style-name="gr24" draw:text-style-name="P2" draw:layer="layout" svg:x1="20.571cm" svg:y1="2.694cm" svg:x2="20.571cm" svg:y2="3.994cm">
          <text:p/>
        </draw:line>
        <draw:frame draw:style-name="gr6" draw:text-style-name="P3" draw:layer="layout" svg:width="1.349cm" svg:height="0.962cm" svg:x="19.951cm" svg:y="3.838cm">
          <draw:text-box>
            <text:p>AI</text:p>
          </draw:text-box>
        </draw:frame>
        <draw:frame draw:style-name="gr25" draw:text-style-name="P5" draw:layer="layout" svg:width="2.106cm" svg:height="1.199cm" svg:x="19.1cm" svg:y="2.1cm">
          <draw:text-box>
            <text:p><text:span text:style-name="T3">Blo</text:span><text:span text:style-name="T3">cki</text:span><text:span text:style-name="T3">ng</text:span></text:p>
            <text:p><text:span text:style-name="T3">retu</text:span><text:span text:style-name="T3">rn</text:span></text:p>
          </draw:text-box>
        </draw:frame>
        <draw:line draw:style-name="gr13" draw:text-style-name="P2" draw:layer="layout" svg:x1="20.6cm" svg:y1="8.9cm" svg:x2="20.571cm" svg:y2="5.094cm">
          <text:p/>
        </draw:line>
        <draw:custom-shape draw:style-name="gr26" draw:text-style-name="P2" draw:layer="layout" svg:width="1.15cm" svg:height="11.529cm" draw:transform="rotate (1.5709708597201) translate (9.071cm 10.193cm)">
          <text:p/>
          <draw:enhanced-geometry svg:viewBox="0 0 21600 21600" draw:glue-points="21600 0 0 10800 21600 21600" draw:text-areas="13800 ?f9 21600 ?f10" draw:type="left-brace" draw:modifiers="1800 10581.69963051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6.293cm" svg:height="0.962cm" svg:x="11.9cm" svg:y="10.038cm">
          <draw:text-box>
            <text:p><text:span text:style-name="T4">RTT, ORTT</text:span> (excl. <text:span text:style-name="T4">D</text:span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avid CLM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ez Hadad</meta:initial-creator>
    <meta:creation-date>2019-02-18T00:07:27.971659117</meta:creation-date>
    <dc:date>2019-02-18T00:39:07.515391220</dc:date>
    <dc:creator>Erez Hadad</dc:creator>
    <meta:editing-duration>PT31M38S</meta:editing-duration>
    <meta:editing-cycles>3</meta:editing-cycles>
    <meta:generator>LibreOffice/6.1.4.2$Linux_X86_64 LibreOffice_project/10$Build-2</meta:generator>
    <meta:document-statistic meta:object-count="65"/>
  </office:meta>
</office:document-meta>
</file>